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4c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3.95cm" svg:height="6.15cm" svg:x="14.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05cm" svg:height="4.6cm" svg:x="14.75cm" svg:y="6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cm" svg:height="4.6cm" svg:x="14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25cm" svg:height="2.55cm" svg:x="1.4cm" svg:y="13.3cm">
          <text:p text:style-name="P2">Utilisateur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4cm" svg:height="3.7cm" svg:x="15.65cm" svg:y="12.45cm">
          <text:p text:style-name="P2">Bot IRC</text:p>
          <text:p text:style-name="P2">Python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9cm" svg:height="3.55cm" svg:x="1.2cm" svg:y="2.1cm">
          <text:p text:style-name="P2">I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65cm" svg:y1="14.575cm" svg:x2="8.159cm" svg:y2="10.591cm" draw:start-shape="id1" draw:start-glue-point="1" draw:end-shape="id2" draw:end-glue-point="7" svg:d="m5650 14575c1387 0 133-3984 2509-3984">
          <text:p/>
        </draw:connector>
        <draw:connector draw:style-name="gr4" draw:text-style-name="P1" draw:layer="layout" draw:type="curve" svg:x1="5.1cm" svg:y1="3.875cm" svg:x2="8.159cm" svg:y2="7.409cm" draw:start-shape="id3" draw:start-glue-point="1" draw:end-shape="id2" draw:end-glue-point="5" svg:d="m5100 3875c1800 0 271 3534 3059 3534">
          <text:p/>
        </draw:connector>
        <draw:connector draw:style-name="gr4" draw:text-style-name="P1" draw:layer="layout" draw:type="curve" svg:x1="11.341cm" svg:y1="10.591cm" svg:x2="17.35cm" svg:y2="12.45cm" draw:start-shape="id2" draw:start-glue-point="9" draw:end-shape="id4" svg:d="m11341 10591c0 1890 6009 961 6009 1859">
          <text:p/>
        </draw:connector>
        <draw:custom-shape draw:style-name="gr5" draw:text-style-name="P2" xml:id="id5" draw:id="id5" draw:layer="layout" svg:width="3.3cm" svg:height="4cm" svg:x="20.764cm" svg:y="12.3cm">
          <text:p text:style-name="P2">Arduino</text:p>
          <text:p text:style-name="P2">C++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9.05cm" svg:y1="14.3cm" svg:x2="20.764cm" svg:y2="14.3cm" draw:start-shape="id4" draw:start-glue-point="1" draw:end-shape="id5" svg:d="m19050 14300h1714">
          <text:p/>
        </draw:connector>
        <draw:custom-shape draw:style-name="gr6" draw:text-style-name="P2" xml:id="id6" draw:id="id6" draw:layer="layout" svg:width="3.15cm" svg:height="3.4cm" svg:x="15.65cm" svg:y="6.7cm">
          <text:p text:style-name="P2">Bot IRC</text:p>
          <text:p text:style-name="P2">Pyth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2cm" svg:y1="9cm" svg:x2="15.65cm" svg:y2="8.4cm" draw:start-shape="id2" draw:start-glue-point="10" draw:end-shape="id6" draw:end-glue-point="3" svg:d="m12000 9000c2739 0 914-600 3650-600">
          <text:p/>
        </draw:connector>
        <draw:custom-shape draw:style-name="gr5" draw:text-style-name="P2" xml:id="id8" draw:id="id8" draw:layer="layout" svg:width="3.4cm" svg:height="3.55cm" svg:x="25.05cm" svg:y="6.5cm">
          <text:p text:style-name="P2">Hokuyo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2.9cm" svg:height="2.9cm" svg:x="25.35cm" svg:y="2.1cm">
          <text:p text:style-name="P2">Webcam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2.9cm" svg:height="2.7cm" svg:x="20.7cm" svg:y="6.95cm">
          <text:p text:style-name="P2">Driver</text:p>
          <text:p text:style-name="P2">C++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8.8cm" svg:y1="8.4cm" svg:x2="20.7cm" svg:y2="8.3cm" draw:start-shape="id6" draw:start-glue-point="1" draw:end-shape="id7" draw:end-glue-point="3" svg:d="m18800 8400c1425 0 475-100 1900-100">
          <text:p/>
        </draw:connector>
        <draw:connector draw:style-name="gr4" draw:text-style-name="P1" draw:layer="layout" draw:type="curve" svg:x1="23.6cm" svg:y1="8.3cm" svg:x2="25.05cm" svg:y2="8.275cm" draw:start-shape="id7" draw:start-glue-point="1" draw:end-shape="id8" svg:d="m23600 8300c1087 0 363-25 1450-25">
          <text:p/>
        </draw:connector>
        <draw:custom-shape draw:style-name="gr3" draw:text-style-name="P2" xml:id="id10" draw:id="id10" draw:layer="layout" svg:width="2.75cm" svg:height="2.9cm" svg:x="20.7cm" svg:y="2.1cm">
          <text:p text:style-name="P2">Driver</text:p>
          <text:p text:style-name="P2">openCV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3.15cm" svg:height="3.4cm" svg:x="15.5cm" svg:y="1.8cm">
          <text:p text:style-name="P2">Bot IRC</text:p>
          <text:p text:style-name="P2">Pyth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1.341cm" svg:y1="7.409cm" svg:x2="15.5cm" svg:y2="3.5cm" draw:start-shape="id2" draw:start-glue-point="11" draw:end-shape="id9" draw:end-glue-point="3" svg:d="m11341 7409c3615 0 1536-3909 4159-3909">
          <text:p/>
        </draw:connector>
        <draw:connector draw:style-name="gr4" draw:text-style-name="P1" draw:layer="layout" draw:type="curve" svg:x1="18.65cm" svg:y1="3.5cm" svg:x2="20.7cm" svg:y2="3.55cm" draw:start-shape="id9" draw:start-glue-point="1" draw:end-shape="id10" svg:d="m18650 3500c1537 0 513 50 2050 50">
          <text:p/>
        </draw:connector>
        <draw:connector draw:style-name="gr4" draw:text-style-name="P1" draw:layer="layout" draw:type="curve" svg:x1="23.45cm" svg:y1="3.55cm" svg:x2="25.35cm" svg:y2="3.55cm" draw:start-shape="id10" draw:start-glue-point="1" draw:end-shape="id11" svg:d="m23450 3550h1900">
          <text:p/>
        </draw:connector>
        <draw:custom-shape draw:style-name="gr5" draw:text-style-name="P2" xml:id="id12" draw:id="id12" draw:layer="layout" svg:width="3.15cm" svg:height="2.4cm" svg:x="25.25cm" svg:y="11.55cm">
          <text:p text:style-name="P2">LED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3cm" svg:height="2cm" svg:x="25.3cm" svg:y="14.45cm">
          <text:p text:style-name="P2">Moteu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4.064cm" svg:y1="14.3cm" svg:x2="25.25cm" svg:y2="12.75cm" draw:start-shape="id5" draw:end-shape="id12" svg:d="m24064 14300c889 0 297-1550 1186-1550">
          <text:p/>
        </draw:connector>
        <draw:connector draw:style-name="gr4" draw:text-style-name="P1" draw:layer="layout" draw:type="curve" svg:x1="24.064cm" svg:y1="14.3cm" svg:x2="25.3cm" svg:y2="15.45cm" draw:start-shape="id5" draw:end-shape="id13" draw:end-glue-point="3" svg:d="m24064 14300c927 0 309 1150 1236 1150">
          <text:p/>
        </draw:connector>
        <draw:connector draw:style-name="gr4" draw:text-style-name="P1" draw:layer="layout" draw:type="curve" svg:x1="12.6cm" svg:y1="17.768cm" svg:x2="17.35cm" svg:y2="16.15cm" draw:start-shape="id14" draw:start-glue-point="10" draw:end-shape="id4" draw:end-glue-point="2" svg:d="m12600 17768c3167 0 4750-539 4750-1618">
          <text:p/>
        </draw:connector>
        <draw:custom-shape draw:style-name="gr3" draw:text-style-name="P2" xml:id="id2" draw:id="id2" draw:layer="layout" svg:width="4.5cm" svg:height="4.5cm" svg:x="7.5cm" svg:y="6.75cm">
          <text:p text:style-name="P2">Serveur</text:p>
          <text:p text:style-name="P2">I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3.525cm" svg:y1="15.85cm" svg:x2="8.865cm" svg:y2="17.767cm" draw:start-shape="id1" draw:start-glue-point="2" draw:end-shape="id14" svg:d="m3525 15850c0 1278 1780 1917 5340 1917">
          <text:p/>
        </draw:connector>
        <draw:custom-shape draw:style-name="gr8" draw:text-style-name="P3" xml:id="id14" draw:id="id14" draw:layer="layout" svg:width="3.735cm" svg:height="3.735cm" svg:x="8.865cm" svg:y="15.9cm">
          <text:p text:style-name="P2"><text:span text:style-name="T1">Court</text:span></text:p>
          <text:p text:style-name="P2"><text:span text:style-name="T1">Circuit</text:span></text:p>
          <text:p text:style-name="P2"><text:span text:style-name="T1">IR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85cm" svg:height="0.85cm" svg:x="21cm" svg:y="17.7cm">
          <text:p text:style-name="P2">netbook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85cm" svg:height="0.85cm" svg:x="21cm" svg:y="18.55cm">
          <text:p text:style-name="P2">ARM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1" draw:text-style-name="P2" xml:id="id15" draw:id="id15" draw:layer="layout" svg:width="4.85cm" svg:height="10.2cm" svg:x="4.1cm" svg:y="3.8cm">
          <text:p text:style-name="P2">Protocole.h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" draw:id="id17" draw:layer="layout" svg:width="4.4cm" svg:height="4.2cm" svg:x="12.35cm" svg:y="4.15cm">
          <text:p text:style-name="P2">ClientPytho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6" draw:id="id16" draw:layer="layout" svg:width="4.4cm" svg:height="4.15cm" svg:x="12.342cm" svg:y="9.15cm">
          <text:p text:style-name="P2">Code arduino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" draw:id="id19" draw:layer="layout" svg:width="9.85cm" svg:height="3.05cm" svg:x="18.15cm" svg:y="9.75cm">
          <text:p text:style-name="P2">Protocole port série</text:p>
          <text:p text:style-name="P2">(Ex : « 42.3.300.300.1000 »)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8.95cm" svg:y1="8.9cm" svg:x2="12.342cm" svg:y2="11.225cm" draw:start-shape="id15" draw:end-shape="id16" svg:d="m8950 8900 3392 2325">
          <text:p/>
        </draw:connector>
        <draw:connector draw:style-name="gr12" draw:text-style-name="P1" draw:layer="layout" draw:type="line" svg:x1="8.95cm" svg:y1="8.9cm" svg:x2="12.35cm" svg:y2="6.25cm" draw:start-shape="id15" draw:end-shape="id17" draw:end-glue-point="3" svg:d="m8950 8900 3400-2650">
          <text:p/>
        </draw:connector>
        <draw:custom-shape draw:style-name="gr11" draw:text-style-name="P2" xml:id="id18" draw:id="id18" draw:layer="layout" svg:width="9.45cm" svg:height="3.05cm" svg:x="18.3cm" svg:y="4.45cm">
          <text:p text:style-name="P2">Protocole </text:p>
          <text:p text:style-name="P2">IRC</text:p>
          <text:p text:style-name="P2">(Ex : « goto 300 300 1000 »)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6.75cm" svg:y1="6.25cm" svg:x2="18.3cm" svg:y2="5.975cm" draw:start-shape="id17" draw:end-shape="id18" svg:d="m16750 6250 1550-275">
          <text:p/>
        </draw:connector>
        <draw:connector draw:style-name="gr12" draw:text-style-name="P1" draw:layer="layout" draw:type="line" svg:x1="16.742cm" svg:y1="11.225cm" svg:x2="18.15cm" svg:y2="11.275cm" draw:start-shape="id16" draw:end-shape="id19" svg:d="m16742 11225 1408 50">
          <text:p/>
        </draw:connector>
      </draw:page>
      <draw:page draw:name="page3" draw:style-name="dp1" draw:master-page-name="Standard"/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</meta:initial-creator>
    <meta:creation-date>2012-02-19T11:48:25</meta:creation-date>
    <dc:date>2012-02-23T16:09:16</dc:date>
    <dc:creator>Thomas </dc:creator>
    <meta:editing-duration>PT1H38M8S</meta:editing-duration>
    <meta:editing-cycles>23</meta:editing-cycles>
    <meta:generator>LibreOffice/3.4$Unix LibreOffice_project/340m1$Build-402</meta:generator>
    <meta:document-statistic meta:object-count="42"/>
  </office:meta>
</office:document-meta>
</file>